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Georgia1" svg:font-family="Georgia"/>
    <style:font-face style:name="Georgia3" svg:font-family="Georgia" style:font-family-generic="roman"/>
    <style:font-face style:name="Arial1" svg:font-family="Arial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inux Libertine G1" svg:font-family="'Linux Libertine G'" style:font-pitch="variable"/>
    <style:font-face style:name="Arial" svg:font-family="Arial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02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17.246cm" fo:min-width="25.187cm" fo:padding-top="0.02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18.739cm" fo:min-width="25.187cm" fo:padding-top="0.02cm" fo:padding-bottom="0cm" fo:padding-left="0cm" fo:padding-right="0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fo:min-height="13.109cm" fo:min-width="16.294cm" fo:padding-top="0.125cm" fo:padding-bottom="0.125cm" fo:padding-left="0.25cm" fo:padding-right="0.25cm" fo:wrap-option="wrap"/>
    </style:style>
    <style:style style:name="pr1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3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4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5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6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7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8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9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0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1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2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3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98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margin-left="0.599cm" fo:margin-right="0cm" fo:margin-top="0cm" fo:margin-bottom="0cm" fo:line-height="98%" fo:text-align="start" fo:text-indent="-0.573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style:paragraph-properties fo:margin-left="0cm" fo:margin-right="0cm" fo:margin-top="0cm" fo:margin-bottom="0cm" fo:line-height="93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93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="none"/>
      <style:paragraph-properties fo:margin-left="0cm" fo:margin-right="0cm" fo:margin-top="0cm" fo:margin-bottom="0cm" fo:line-height="98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9" style:family="paragraph">
      <loext:graphic-properties draw:fill="none"/>
      <style:paragraph-properties fo:margin-left="0cm" fo:margin-right="0cm" fo:margin-top="0cm" fo:margin-bottom="0cm" fo:line-height="93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0" style:family="paragraph">
      <style:paragraph-properties fo:margin-left="0cm" fo:margin-right="0cm" fo:margin-top="0cm" fo:margin-bottom="0cm" fo:line-height="98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1" style:family="paragraph">
      <style:paragraph-properties fo:margin-left="0.599cm" fo:margin-right="0cm" fo:margin-top="0cm" fo:margin-bottom="0cm" fo:line-height="98%" fo:text-align="start" fo:text-indent="-0.573cm" style:writing-mode="lr-tb">
        <style:tab-stops>
          <style:tab-stop style:position="0cm"/>
        </style:tab-stops>
      </style:paragraph-properties>
      <style:text-properties fo:font-size="14pt"/>
    </style:style>
    <style:style style:name="P12" style:family="paragraph">
      <style:paragraph-properties fo:margin-left="0cm" fo:margin-right="0cm" fo:margin-top="0cm" fo:margin-bottom="0cm" fo:line-height="93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3" style:family="paragraph">
      <loext:graphic-properties draw:fill="none"/>
      <style:paragraph-properties fo:margin-left="0cm" fo:margin-right="0cm" fo:margin-top="0cm" fo:margin-bottom="0cm" fo:line-height="93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4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margin-left="0cm" fo:margin-right="0cm" fo:margin-top="0cm" fo:margin-bottom="0cm" fo:line-height="93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font-name="Georgia3" fo:font-size="24pt" style:text-underline-style="none" style:font-size-asian="24pt" style:font-size-complex="2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Georgia1" fo:font-size="28pt" fo:letter-spacing="normal" fo:font-style="normal" style:text-underline-style="none" fo:font-weight="normal" style:font-name-asian="Georgia1" style:font-size-asian="28pt" style:font-style-asian="normal" style:font-weight-asian="normal" style:font-name-complex="Georgia1" style:font-size-complex="2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Georgia1" fo:font-size="28pt" fo:letter-spacing="normal" fo:font-style="normal" style:text-underline-style="solid" style:text-underline-width="auto" style:text-underline-color="font-color" fo:font-weight="normal" style:font-name-asian="Georgia1" style:font-size-asian="28pt" style:font-style-asian="normal" style:font-weight-asian="normal" style:font-name-complex="Georgia1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Georgia1" fo:font-size="22pt" fo:letter-spacing="normal" fo:font-style="normal" style:text-underline-style="none" fo:font-weight="normal" style:font-name-asian="Georgia1" style:font-size-asian="22pt" style:font-style-asian="normal" style:font-weight-asian="normal" style:font-name-complex="Georgia1" style:font-size-complex="2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Georgia1" fo:font-size="24pt" fo:letter-spacing="normal" fo:font-style="normal" style:text-underline-style="solid" style:text-underline-width="auto" style:text-underline-color="font-color" fo:font-weight="normal" style:font-name-asian="Georgia1" style:font-size-asian="24pt" style:font-style-asian="normal" style:font-weight-asian="normal" style:font-name-complex="Georgia1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Georgia1" fo:font-size="24pt" fo:letter-spacing="normal" fo:font-style="normal" style:text-underline-style="none" fo:font-weight="normal" style:font-name-asian="Georgia1" style:font-size-asian="24pt" style:font-style-asian="normal" style:font-weight-asian="normal" style:font-name-complex="Georgia1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solid" style:text-line-through-type="single" style:text-position="0% 100%" style:font-name="Georgia1" fo:font-size="24pt" fo:letter-spacing="normal" fo:font-style="normal" style:text-underline-style="none" fo:font-weight="normal" style:font-name-asian="Georgia1" style:font-size-asian="24pt" style:font-style-asian="normal" style:font-weight-asian="normal" style:font-name-complex="Georgia1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Georgia1" fo:font-size="20pt" fo:letter-spacing="normal" fo:font-style="normal" style:text-underline-style="solid" style:text-underline-width="auto" style:text-underline-color="font-color" fo:font-weight="normal" style:font-name-asian="Georgia1" style:font-size-asian="20pt" style:font-style-asian="normal" style:font-weight-asian="normal" style:font-name-complex="Georgia1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Georgia1" fo:font-size="20pt" fo:letter-spacing="normal" fo:font-style="normal" style:text-underline-style="none" fo:font-weight="normal" style:font-name-asian="Georgia1" style:font-size-asian="20pt" style:font-style-asian="normal" style:font-weight-asian="normal" style:font-name-complex="Georgia1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Georgia1" fo:font-size="26pt" fo:letter-spacing="normal" fo:font-style="normal" style:text-underline-style="none" fo:font-weight="normal" style:font-name-asian="Georgia1" style:font-size-asian="26pt" style:font-style-asian="normal" style:font-weight-asian="normal" style:font-name-complex="Georgia1" style:font-size-complex="2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Georgia1" fo:font-size="26pt" fo:letter-spacing="normal" fo:font-style="normal" style:text-underline-style="solid" style:text-underline-width="auto" style:text-underline-color="font-color" fo:font-weight="normal" style:font-name-asian="Georgia1" style:font-size-asian="26pt" style:font-style-asian="normal" style:font-weight-asian="normal" style:font-name-complex="Georgia1" style:font-size-complex="2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Georgia1" fo:font-size="26pt" fo:letter-spacing="normal" fo:font-style="normal" style:text-underline-style="solid" style:text-underline-width="auto" style:text-underline-color="font-color" fo:font-weight="bold" style:font-name-asian="Georgia1" style:font-size-asian="26pt" style:font-style-asian="normal" style:font-weight-asian="bold" style:font-name-complex="Georgia1" style:font-size-complex="26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Georgia1" fo:font-size="20pt" fo:letter-spacing="normal" fo:font-style="normal" style:text-underline-style="none" fo:font-weight="bold" style:font-name-asian="Georgia1" style:font-size-asian="20pt" style:font-style-asian="normal" style:font-weight-asian="bold" style:font-name-complex="Georgia1" style:font-size-complex="20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Georgia1" fo:font-size="26pt" fo:letter-spacing="normal" fo:font-style="normal" style:text-underline-style="none" fo:font-weight="bold" style:font-name-asian="Georgia1" style:font-size-asian="26pt" style:font-style-asian="normal" style:font-weight-asian="bold" style:font-name-complex="Georgia1" style:font-size-complex="26pt" style:font-style-complex="normal" style:font-weight-complex="bold"/>
    </style:style>
    <style:style style:name="T15" style:family="text">
      <style:text-properties style:font-name="Georgia3" fo:font-size="24pt" style:text-underline-style="none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100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100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1" draw:text-style-name="P3" draw:layer="layout" svg:width="25.186cm" svg:height="18.758cm" svg:x="1.216cm" svg:y="0.54cm">
          <text:p text:style-name="P4"><text:span text:style-name="T2">Formal Letter</text:span></text:p>
          <text:p text:style-name="P5"><text:span text:style-name="T3"/></text:p>
          <text:p text:style-name="P5"><text:span text:style-name="T4">Formal Letter Etiquette</text:span></text:p>
          <text:p text:style-name="P5"><text:span text:style-name="T3"/></text:p>
          <text:p text:style-name="P5"><text:span text:style-name="T5">1. Be polite and formal, keep your language simple and clear.</text:span></text:p>
          <text:p text:style-name="P5"><text:span text:style-name="T3"/></text:p>
          <text:p text:style-name="P5"><text:span text:style-name="T5">2. Try not to be emotional; Avoid you/ you did not</text:span></text:p>
          <text:p text:style-name="P5"><text:span text:style-name="T3"/></text:p>
          <text:p text:style-name="P5"><text:span text:style-name="T5">3. If you do not know the name, use position. </text:span></text:p>
          <text:p text:style-name="P5"><text:span text:style-name="T5">e.g Customer Service Manager, <text:s/></text:span></text:p>
          <text:p text:style-name="P5"><text:span text:style-name="T3"/></text:p>
          <text:p text:style-name="P5"><text:span text:style-name="T5">4. Use formal and polite words, even when you are complaining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5">Source: Oxford Advanced Learner’s Dictionary <text:s text:c="3"/></text:span></text:p>
          <text:p text:style-name="P5"><text:span text:style-name="T3"/></text:p>
          <text:p text:style-name="P5"><text:span text:style-name="T6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2" draw:text-style-name="P6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" draw:text-style-name="P7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3" draw:layer="layout" svg:width="13.999cm" svg:height="11.136cm" svg:x="3.5cm" svg:y="2.227cm" draw:page-number="1" presentation:class="page"/>
        </presentation:notes>
      </draw:page>
      <draw:page draw:name="page2" draw:style-name="dp1" draw:master-page-name="BLANK" presentation:presentation-page-layout-name="AL1T0">
        <draw:custom-shape draw:name="Google Shape;145;p26" draw:style-name="gr4" draw:text-style-name="P8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5" draw:text-style-name="P9" draw:layer="layout" svg:width="25.186cm" svg:height="18.758cm" svg:x="1.216cm" svg:y="0.54cm">
          <text:p text:style-name="P4"><text:span text:style-name="T2">Dos and Don'ts</text:span></text:p>
          <text:p text:style-name="P5"><text:span text:style-name="T3"/></text:p>
          <text:p text:style-name="P5"><text:span text:style-name="T4"/></text:p>
          <text:list text:style-name="L2">
            <text:list-item>
              <text:p text:style-name="P5"><text:span text:style-name="T5"><text:s/></text:span><text:span text:style-name="T5">Write all verbs in full. Do not use contracted forms like don’t or can’t.</text:span></text:p>
              <text:p text:style-name="P5"><text:span text:style-name="T5"/></text:p>
            </text:list-item>
            <text:list-item>
              <text:p text:style-name="P5"><text:span text:style-name="T5"><text:s/></text:span><text:span text:style-name="T5">Do not use abbreviations such as info (for information) and asap (for as soon as possible).</text:span></text:p>
            </text:list-item>
          </text:list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6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6" draw:text-style-name="P6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" draw:text-style-name="P7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3" draw:layer="layout" svg:width="13.999cm" svg:height="11.136cm" svg:x="3.5cm" svg:y="2.227cm" draw:page-number="2" presentation:class="page"/>
        </presentation:notes>
      </draw:page>
      <draw:page draw:name="page3" draw:style-name="dp1" draw:master-page-name="BLANK">
        <draw:custom-shape draw:name="Google Shape;145;p26" draw:style-name="gr4" draw:text-style-name="P8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5" draw:text-style-name="P9" draw:layer="layout" svg:width="25.186cm" svg:height="18.758cm" svg:x="1.216cm" svg:y="0.54cm">
          <text:p text:style-name="P4"><text:span text:style-name="T2">Format or Layout</text:span></text:p>
          <text:p text:style-name="P5"><text:span text:style-name="T4">Openings and endings</text:span></text:p>
          <text:p text:style-name="P5"><text:span text:style-name="T5"/></text:p>
          <text:p text:style-name="P5"><text:span text:style-name="T5">Dear Sir/Madam, <text:s/></text:span></text:p>
          <text:p text:style-name="P5"><text:span text:style-name="T5">Dear Mr. Peter, <text:s text:c="4"/></text:span></text:p>
          <text:p text:style-name="P5"><text:span text:style-name="T5">Dear Professor, </text:span></text:p>
          <text:p text:style-name="P5"><text:span text:style-name="T5"/></text:p>
          <text:p text:style-name="P5"><text:span text:style-name="T7">Hi Peter</text:span></text:p>
          <text:p text:style-name="P5"><text:span text:style-name="T7">Hello Kevin</text:span></text:p>
          <text:p text:style-name="P5"><text:span text:style-name="T5">————————————————————————</text:span></text:p>
          <text:p text:style-name="P5"><text:span text:style-name="T5">Best Regards, </text:span><text:span text:style-name="T5"><text:line-break/></text:span><text:span text:style-name="T5">Best Wishes</text:span></text:p>
          <text:p text:style-name="P5"><text:span text:style-name="T5">Yours Sincerely</text:span></text:p>
          <text:p text:style-name="P5"><text:span text:style-name="T5"/></text:p>
          <text:p text:style-name="P5"><text:span text:style-name="T7">Cheers,</text:span></text:p>
          <text:p text:style-name="P5"><text:span text:style-name="T7">Speak to you soon</text:span></text:p>
          <text:p text:style-name="P5"><text:span text:style-name="T8"/></text:p>
          <text:p text:style-name="P5"><text:span text:style-name="T9"/></text:p>
          <text:p text:style-name="P5"><text:span text:style-name="T9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6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6" draw:text-style-name="P6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3" draw:text-style-name="P7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3" draw:layer="layout" svg:width="13.999cm" svg:height="11.136cm" svg:x="3.5cm" svg:y="2.227cm" draw:page-number="3" presentation:class="page"/>
        </presentation:notes>
      </draw:page>
      <draw:page draw:name="page4" draw:style-name="dp1" draw:master-page-name="BLANK">
        <draw:custom-shape draw:name="Google Shape;145;p26" draw:style-name="gr4" draw:text-style-name="P8" draw:layer="layout" svg:width="25.186cm" svg:height="17.265cm" svg:x="1.268cm" svg:y="3.302cm">
          <text:p text:style-name="P10"><text:span text:style-name="T1"><text:s/></text:span></text:p>
          <text:p text:style-name="P10"><text:span text:style-name="T1"><text:s/></text:span></text:p>
          <text:p text:style-name="P11"><text:span text:style-name="T1"><text:s/></text:span></text:p>
          <text:p text:style-name="P11"><text:span text:style-name="T1"><text:s/></text:span></text:p>
          <text:p text:style-name="P11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5" draw:text-style-name="P13" draw:layer="layout" svg:width="25.186cm" svg:height="18.758cm" svg:x="1.216cm" svg:y="0.54cm">
          <text:p text:style-name="P12"><text:span text:style-name="T10"/></text:p>
          <text:p text:style-name="P12"><text:span text:style-name="T10">Below is a selection of useful language for you to use in a formal letter. The phrases you choose will depend on the context of the question.</text:span></text:p>
          <text:p text:style-name="P12"><text:span text:style-name="T10"/></text:p>
          <text:p text:style-name="P12"><text:span text:style-name="T11">Beginning</text:span></text:p>
          <text:p text:style-name="P12"><text:span text:style-name="T10">I am writing this letter with regard to…</text:span></text:p>
          <text:p text:style-name="P12"><text:span text:style-name="T10">I am writing to bring to your attention…</text:span></text:p>
          <text:p text:style-name="P12"><text:span text:style-name="T10">I am writing to inform you that…</text:span></text:p>
          <text:p text:style-name="P12"><text:span text:style-name="T10">I am writing to express my dissatisfaction with…..</text:span></text:p>
          <text:p text:style-name="P12"><text:span text:style-name="T10"/></text:p>
          <text:p text:style-name="P12"><text:span text:style-name="T11">Requests and Suggestions</text:span></text:p>
          <text:p text:style-name="P12"><text:span text:style-name="T10">I would be grateful if you would…</text:span></text:p>
          <text:p text:style-name="P12"><text:span text:style-name="T10">I would like you to…</text:span></text:p>
          <text:p text:style-name="P12"><text:span text:style-name="T10">I am entitled to request that you….</text:span></text:p>
          <text:p text:style-name="P12"><text:span text:style-name="T10">I was wondering if it would be at all possible to….</text:span></text:p>
          <text:p text:style-name="P12"><text:span text:style-name="T10">I would like to suggest that….</text:span></text:p>
          <text:p text:style-name="P12"><text:span text:style-name="T10"/></text:p>
          <text:p text:style-name="P12"><text:span text:style-name="T11"/></text:p>
          <text:p text:style-name="P12"><text:span text:style-name="T11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6" draw:text-style-name="P6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4" draw:text-style-name="P7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3" draw:layer="layout" svg:width="13.999cm" svg:height="11.136cm" svg:x="3.5cm" svg:y="2.227cm" draw:page-number="4" presentation:class="page"/>
        </presentation:notes>
      </draw:page>
      <draw:page draw:name="page5" draw:style-name="dp1" draw:master-page-name="BLANK">
        <draw:custom-shape draw:name="Google Shape;145;p26" draw:style-name="gr4" draw:text-style-name="P8" draw:layer="layout" svg:width="25.186cm" svg:height="17.265cm" svg:x="1.268cm" svg:y="3.302cm">
          <text:p text:style-name="P10"><text:span text:style-name="T1"><text:s/></text:span></text:p>
          <text:p text:style-name="P10"><text:span text:style-name="T1"><text:s/></text:span></text:p>
          <text:p text:style-name="P11"><text:span text:style-name="T1"><text:s/></text:span></text:p>
          <text:p text:style-name="P11"><text:span text:style-name="T1"><text:s/></text:span></text:p>
          <text:p text:style-name="P11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5" draw:text-style-name="P13" draw:layer="layout" svg:width="25.186cm" svg:height="18.758cm" svg:x="1.216cm" svg:y="0.54cm">
          <text:p text:style-name="P12"><text:span text:style-name="T12">Use complaining (not fighting) words </text:span></text:p>
          <text:p text:style-name="P12"><text:span text:style-name="T10">It is better to use “soft” words to explain your problems. <text:s/>Try not to raise the roof or exaggerate the facts because you want to sound believable.</text:span></text:p>
          <text:p text:style-name="P12"><text:span text:style-name="T10"/></text:p>
          <text:p text:style-name="P12"><text:span text:style-name="T10">How to politely say you don’t like something:</text:span></text:p>
          <text:p text:style-name="P12"><text:span text:style-name="T12">Disappointment:</text:span></text:p>
          <text:p text:style-name="P12"><text:span text:style-name="T10"/></text:p>
          <text:p text:style-name="P12"><text:span text:style-name="T10">It was expecting . . . (insert what you expected) but . . .</text:span></text:p>
          <text:p text:style-name="P12"><text:span text:style-name="T10">I was expecting to get along with my roommate but we are not suited to each other.</text:span></text:p>
          <text:p text:style-name="P12"><text:span text:style-name="T10"/></text:p>
          <text:p text:style-name="P12"><text:span text:style-name="T10">I was disappointed to discover that . . .</text:span></text:p>
          <text:p text:style-name="P12"><text:span text:style-name="T10">I was disappointed to discover that she felt it was her right to play music even though I was trying to sleep.</text:span></text:p>
          <text:p text:style-name="P12"><text:span text:style-name="T10"/></text:p>
          <text:p text:style-name="P12"><text:span text:style-name="T10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6" draw:text-style-name="P6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5" draw:text-style-name="P7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3" draw:layer="layout" svg:width="13.999cm" svg:height="11.136cm" svg:x="3.5cm" svg:y="2.227cm" draw:page-number="5" presentation:class="page"/>
        </presentation:notes>
      </draw:page>
      <draw:page draw:name="page6" draw:style-name="dp1" draw:master-page-name="BLANK">
        <draw:custom-shape draw:name="Google Shape;145;p26" draw:style-name="gr4" draw:text-style-name="P8" draw:layer="layout" svg:width="25.186cm" svg:height="17.265cm" svg:x="1.268cm" svg:y="3.302cm">
          <text:p text:style-name="P10"><text:span text:style-name="T1"><text:s/></text:span></text:p>
          <text:p text:style-name="P10"><text:span text:style-name="T1"><text:s/></text:span></text:p>
          <text:p text:style-name="P11"><text:span text:style-name="T1"><text:s/></text:span></text:p>
          <text:p text:style-name="P11"><text:span text:style-name="T1"><text:s/></text:span></text:p>
          <text:p text:style-name="P11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5" draw:text-style-name="P13" draw:layer="layout" svg:width="25.186cm" svg:height="18.758cm" svg:x="1.216cm" svg:y="0.54cm">
          <text:p text:style-name="P12"><text:span text:style-name="T10">I am disappointed because . . .</text:span></text:p>
          <text:p text:style-name="P12"><text:span text:style-name="T10">I am disappointed because I thought I would be matched with a roommate similar to me.</text:span></text:p>
          <text:p text:style-name="P12"><text:span text:style-name="T10"/></text:p>
          <text:p text:style-name="P12"><text:span text:style-name="T10">Unacceptability:</text:span></text:p>
          <text:p text:style-name="P12"><text:span text:style-name="T10"/></text:p>
          <text:p text:style-name="P12"><text:span text:style-name="T10">It is unacceptable that . . . (insert problem)</text:span></text:p>
          <text:p text:style-name="P12"><text:span text:style-name="T10">It is unacceptable that our room is in such disorder.</text:span></text:p>
          <text:p text:style-name="P12"><text:span text:style-name="T10"/></text:p>
          <text:p text:style-name="P12"><text:span text:style-name="T10">The fact that . . . is unacceptable.</text:span></text:p>
          <text:p text:style-name="P12"><text:span text:style-name="T10">The fact her clothes, garbage and books cover the floor is unacceptable.</text:span></text:p>
          <text:p text:style-name="P12"><text:span text:style-name="T10"/></text:p>
          <text:p text:style-name="P12"><text:span text:style-name="T10">It is not acceptable to (insert problem)</text:span></text:p>
          <text:p text:style-name="P12"><text:span text:style-name="T10">It is not acceptable to have to live in these conditions.</text:span></text:p>
          <text:p text:style-name="P12"><text:span text:style-name="T10"/></text:p>
          <text:p text:style-name="P12"><text:span text:style-name="T10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6" draw:text-style-name="P6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6" draw:text-style-name="P7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3" draw:layer="layout" svg:width="13.999cm" svg:height="11.136cm" svg:x="3.5cm" svg:y="2.227cm" draw:page-number="6" presentation:class="page"/>
        </presentation:notes>
      </draw:page>
      <draw:page draw:name="page7" draw:style-name="dp1" draw:master-page-name="BLANK">
        <draw:custom-shape draw:name="Google Shape;145;p26" draw:style-name="gr4" draw:text-style-name="P8" draw:layer="layout" svg:width="25.186cm" svg:height="17.265cm" svg:x="1.268cm" svg:y="3.302cm">
          <text:p text:style-name="P10"><text:span text:style-name="T1"><text:s/></text:span></text:p>
          <text:p text:style-name="P10"><text:span text:style-name="T1"><text:s/></text:span></text:p>
          <text:p text:style-name="P11"><text:span text:style-name="T1"><text:s/></text:span></text:p>
          <text:p text:style-name="P11"><text:span text:style-name="T1"><text:s/></text:span></text:p>
          <text:p text:style-name="P11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5" draw:text-style-name="P13" draw:layer="layout" svg:width="25.186cm" svg:height="18.758cm" svg:x="1.216cm" svg:y="0.54cm">
          <text:p text:style-name="P12"><text:span text:style-name="T10">Displeasure:</text:span></text:p>
          <text:p text:style-name="P12"><text:span text:style-name="T10"/></text:p>
          <text:p text:style-name="P12"><text:span text:style-name="T10">I was displeased to see that . . . (insert problem)</text:span></text:p>
          <text:p text:style-name="P12"><text:span text:style-name="T10">I was displeased to see that she was very messy.</text:span></text:p>
          <text:p text:style-name="P12"><text:span text:style-name="T10"/></text:p>
          <text:p text:style-name="P12"><text:span text:style-name="T10">I am not pleased that . . .</text:span></text:p>
          <text:p text:style-name="P12"><text:span text:style-name="T10">I am not pleased that I am unable to sleep or study in the room.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6" draw:text-style-name="P6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7" draw:text-style-name="P7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3" draw:layer="layout" svg:width="13.999cm" svg:height="11.136cm" svg:x="3.5cm" svg:y="2.227cm" draw:page-number="7" presentation:class="page"/>
        </presentation:notes>
      </draw:page>
      <draw:page draw:name="page8" draw:style-name="dp1" draw:master-page-name="BLANK">
        <draw:custom-shape draw:name="Google Shape;145;p26" draw:style-name="gr4" draw:text-style-name="P8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5" draw:text-style-name="P13" draw:layer="layout" svg:width="25.186cm" svg:height="18.758cm" svg:x="1.216cm" svg:y="0.54cm">
          <text:p text:style-name="P5"><text:span text:style-name="T11">Introducing the topic</text:span><text:span text:style-name="T10"> </text:span></text:p>
          <text:p text:style-name="P5"><text:span text:style-name="T9"/></text:p>
          <text:p text:style-name="P5"><text:span text:style-name="T10">I am writing to express my dissatisfaction with … </text:span></text:p>
          <text:p text:style-name="P5"><text:span text:style-name="T9"/></text:p>
          <text:p text:style-name="P5"><text:span text:style-name="T10">The purpose of this letter is to express my dissatisfaction with ... </text:span></text:p>
          <text:p text:style-name="P5"><text:span text:style-name="T11">Describing the problem <text:s/>the topic</text:span><text:span text:style-name="T10"> </text:span></text:p>
          <text:p text:style-name="P5"><text:span text:style-name="T8"/></text:p>
          <text:p text:style-name="P5"><text:span text:style-name="T13"/></text:p>
          <text:p text:style-name="P5"><text:span text:style-name="T14">Strong Adjective: </text:span><text:span text:style-name="T10">shocked, distressed</text:span></text:p>
          <text:p text:style-name="P5"><text:span text:style-name="T9"/></text:p>
          <text:p text:style-name="P5"><text:span text:style-name="T14">Less Strong:</text:span><text:span text:style-name="T10"> disappointed, dissatisfied</text:span></text:p>
          <text:p text:style-name="P5"><text:span text:style-name="T10"/></text:p>
          <text:p text:style-name="P5"><text:span text:style-name="T11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6" draw:text-style-name="P6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8" draw:text-style-name="P7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3" draw:layer="layout" svg:width="13.999cm" svg:height="11.136cm" svg:x="3.5cm" svg:y="2.227cm" draw:page-number="8" presentation:class="page"/>
        </presentation:notes>
      </draw:page>
      <draw:page draw:name="page9" draw:style-name="dp1" draw:master-page-name="BLANK">
        <draw:custom-shape draw:name="Google Shape;145;p26" draw:style-name="gr4" draw:text-style-name="P8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5" draw:text-style-name="P13" draw:layer="layout" svg:width="25.186cm" svg:height="18.758cm" svg:x="1.216cm" svg:y="0.54cm">
          <text:p text:style-name="P5"><text:span text:style-name="T10"/></text:p>
          <text:p text:style-name="P5"><text:span text:style-name="T11">Ending</text:span></text:p>
          <text:p text:style-name="P5"><text:span text:style-name="T10">I look forward to hearing from you.</text:span></text:p>
          <text:p text:style-name="P5"><text:span text:style-name="T10">I look forward to receiving your response.</text:span></text:p>
          <text:p text:style-name="P5"><text:span text:style-name="T10">I await your prompt service.</text:span></text:p>
          <text:p text:style-name="P5"><text:span text:style-name="T10">I thank you for your consideration.</text:span></text:p>
          <text:p text:style-name="P5"><text:span text:style-name="T10">Please respond at the earliest convenience. </text:span></text:p>
          <text:p text:style-name="P5"><text:span text:style-name="T11"/></text:p>
          <text:p text:style-name="P5"><text:span text:style-name="T11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6" draw:text-style-name="P6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9" draw:text-style-name="P7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3" draw:layer="layout" svg:width="13.999cm" svg:height="11.136cm" svg:x="3.5cm" svg:y="2.227cm" draw:page-number="9" presentation:class="page"/>
        </presentation:notes>
      </draw:page>
      <draw:page draw:name="page10" draw:style-name="dp1" draw:master-page-name="BLANK">
        <draw:custom-shape draw:name="Google Shape;145;p26" draw:style-name="gr4" draw:text-style-name="P8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5" draw:text-style-name="P13" draw:layer="layout" svg:width="25.186cm" svg:height="18.758cm" svg:x="1.216cm" svg:y="0.54cm">
          <text:p text:style-name="P5"><text:span text:style-name="T11">What do you want:</text:span></text:p>
          <text:p text:style-name="P5"><text:span text:style-name="T5"/></text:p>
          <text:p text:style-name="P5"><text:span text:style-name="T5">Definite: A full/partial refund, a replacement, an apology </text:span></text:p>
          <text:p text:style-name="P5"><text:span text:style-name="T4">More flexible:</text:span><text:span text:style-name="T5"> Compensation, reimbursement, recompense</text:span></text:p>
          <text:p text:style-name="P5"><text:span text:style-name="T5"/></text:p>
          <text:p text:style-name="P5"><text:span text:style-name="T11">Endings:</text:span></text:p>
          <text:p text:style-name="P5"><text:span text:style-name="T5">I look forward to your swift reply. </text:span></text:p>
          <text:p text:style-name="P5"><text:span text:style-name="T5"/></text:p>
          <text:p text:style-name="P5"><text:span text:style-name="T5">I look forward to hearing from you at your earliest convenience. </text:span></text:p>
          <text:p text:style-name="P5"><text:span text:style-name="T5"/></text:p>
          <text:p text:style-name="P5"><text:span text:style-name="T5">I very much hope to hear from you shortly.</text:span></text:p>
          <text:p text:style-name="P5"><text:span text:style-name="T5"/></text:p>
          <text:p text:style-name="P5"><text:span text:style-name="T5"/></text:p>
          <text:p text:style-name="P5"><text:span text:style-name="T7">No more today.</text:span></text:p>
          <text:p text:style-name="P5"><text:span text:style-name="T7">See you soon.</text:span><text:span text:style-name="T5"> <text:s text:c="2"/></text:span></text:p>
          <text:p text:style-name="P5"><text:span text:style-name="T11"/></text:p>
          <text:p text:style-name="P5"><text:span text:style-name="T11"/></text:p>
          <text:p text:style-name="P5"><text:span text:style-name="T11"/></text:p>
          <text:p text:style-name="P5"><text:span text:style-name="T11"/></text:p>
          <text:p text:style-name="P5"><text:span text:style-name="T11"/></text:p>
          <text:p text:style-name="P5"><text:span text:style-name="T5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6" draw:text-style-name="P6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0" draw:text-style-name="P7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3" draw:layer="layout" svg:width="13.999cm" svg:height="11.136cm" svg:x="3.5cm" svg:y="2.227cm" draw:page-number="10" presentation:class="page"/>
        </presentation:notes>
      </draw:page>
      <draw:page draw:name="page11" draw:style-name="dp1" draw:master-page-name="BLANK">
        <draw:custom-shape draw:name="Google Shape;145;p26" draw:style-name="gr4" draw:text-style-name="P8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5" draw:text-style-name="P13" draw:layer="layout" svg:width="25.186cm" svg:height="18.758cm" svg:x="1.216cm" svg:y="0.54cm">
          <text:p text:style-name="P5"><text:span text:style-name="T5"><text:s text:c="2"/></text:span></text:p>
          <text:p text:style-name="P5"><text:span text:style-name="T11">Requesting an action</text:span></text:p>
          <text:p text:style-name="P5"><text:span text:style-name="T5"/></text:p>
          <text:p text:style-name="P5"><text:span text:style-name="T4">1. Very polite</text:span></text:p>
          <text:p text:style-name="P5"><text:span text:style-name="T5"/></text:p>
          <text:p text:style-name="P5"><text:span text:style-name="T5">- Would it be possible to send me ….</text:span></text:p>
          <text:p text:style-name="P5"><text:span text:style-name="T5"/></text:p>
          <text:p text:style-name="P5"><text:span text:style-name="T5">- I would be grateful if you could send me … </text:span></text:p>
          <text:p text:style-name="P5"><text:span text:style-name="T5"/></text:p>
          <text:p text:style-name="P5"><text:span text:style-name="T5"/></text:p>
          <text:p text:style-name="P5"><text:span text:style-name="T7">Can you send me</text:span><text:span text:style-name="T5"> …. <text:s/></text:span></text:p>
          <text:p text:style-name="P5"><text:span text:style-name="T5"/></text:p>
          <text:p text:style-name="P5"><text:span text:style-name="T7">Please can you let me</text:span><text:span text:style-name="T5"> ... </text:span></text:p>
          <text:p text:style-name="P5"><text:span text:style-name="T5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6" draw:text-style-name="P6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1" draw:text-style-name="P7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3" draw:layer="layout" svg:width="13.999cm" svg:height="11.136cm" svg:x="3.5cm" svg:y="2.227cm" draw:page-number="11" presentation:class="page"/>
        </presentation:notes>
      </draw:page>
      <draw:page draw:name="page12" draw:style-name="dp1" draw:master-page-name="BLANK">
        <draw:custom-shape draw:name="Google Shape;145;p26" draw:style-name="gr4" draw:text-style-name="P8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5" draw:text-style-name="P13" draw:layer="layout" svg:width="25.186cm" svg:height="18.758cm" svg:x="1.216cm" svg:y="0.54cm">
          <text:p text:style-name="P5"/>
          <text:p text:style-name="P5"><text:span text:style-name="T2">Writing a Letter of Complaint </text:span></text:p>
          <text:p text:style-name="P5"/>
          <text:p text:style-name="P14"><text:span text:style-name="T1">1. </text:span><text:span text:style-name="T10">Explain clearly why you are writing.</text:span></text:p>
          <text:p text:style-name="P14"><text:span text:style-name="T10">2. Explain the problem and how you were affected.</text:span></text:p>
          <text:p text:style-name="P14"><text:span text:style-name="T5">3. Explain any further problems and the consequence</text:span></text:p>
          <text:p text:style-name="P14"><text:span text:style-name="T5">4. State clearly what action you wish the company to take</text:span></text:p>
          <text:p text:style-name="P14"><text:span text:style-name="T5">5. General comment say you would like to quick reply</text:span><text:span text:style-name="T10"> </text:span></text:p>
          <text:p text:style-name="P14"/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6" draw:text-style-name="P6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2" draw:text-style-name="P7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3" draw:layer="layout" svg:width="13.999cm" svg:height="11.136cm" svg:x="3.5cm" svg:y="2.227cm" draw:page-number="12" presentation:class="page"/>
        </presentation:notes>
      </draw:page>
      <draw:page draw:name="page13" draw:style-name="dp1" draw:master-page-name="BLANK">
        <draw:custom-shape draw:name="Google Shape;145;p26" draw:style-name="gr4" draw:text-style-name="P8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5" draw:text-style-name="P15" draw:layer="layout" svg:width="25.186cm" svg:height="18.758cm" svg:x="1.216cm" svg:y="0.54cm">
          <text:p text:style-name="P5"><text:span text:style-name="T15">Write all verbs in full. Do not use contracted forms like don’t or can’t.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6" draw:text-style-name="P6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3" draw:text-style-name="P7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3" draw:layer="layout" svg:width="13.999cm" svg:height="11.136cm" svg:x="3.5cm" svg:y="2.227cm" draw:page-number="13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Georgia1" svg:font-family="Georgia"/>
    <style:font-face style:name="Georgia3" svg:font-family="Georgia" style:font-family-generic="roman"/>
    <style:font-face style:name="Arial1" svg:font-family="Arial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inux Libertine G1" svg:font-family="'Linux Libertine G'" style:font-pitch="variable"/>
    <style:font-face style:name="Arial" svg:font-family="Arial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presentation:style-name="BLANK-title" draw:layer="backgroundobjects" svg:width="25.2cm" svg:height="3.505cm" svg:x="1.4cm" svg:y="0.837cm" presentation:class="title" presentation:placeholder="true">
        <draw:text-box/>
      </draw:frame>
      <draw:frame presentation:style-name="BLANK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9-03-10T09:01:23.220964394</dc:date>
    <meta:editing-duration>PT10H7M4S</meta:editing-duration>
    <meta:editing-cycles>439</meta:editing-cycles>
    <meta:document-statistic meta:object-count="83"/>
  </office:meta>
</office:document-meta>
</file>